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RTIST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ARTSTA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ARTST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ARTSTICO-ARTST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REAL-ARTST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IDNTFCDR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CNCN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LBUM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ALBUM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VRSN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OMPRA FOR VRSN-TIENE-CO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VRS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OMPR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COMPRA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VRSN-TIENE-CO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O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DSCRGA-CO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O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O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O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O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DSPSITVO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ha realizado alguna descarg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OMPRA FOR DSPSTVO-DSCRGA-CO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1" table:number-columns-spanned="5" table:number-rows-spanned="1"/>
          <table:covered-table-cell table:number-columns-repeated="4" table:style-name="ce21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8" office:value-type="string" calcext:value-type="string" table:number-columns-spanned="7" table:number-rows-spanned="1">
            <text:p>USRO</text:p>
          </table:table-cell>
          <table:covered-table-cell table:number-columns-repeated="6" table:style-name="ce18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OMPRA FOR USRO-EFCTA-CO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06:29.27008357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2-22T11:19:42.740910960</dc:date>
    <meta:print-date>2016-01-28T16:40:00</meta:print-date>
    <meta:editing-cycles>74</meta:editing-cycles>
    <meta:editing-duration>PT3H20M54S</meta:editing-duration>
    <meta:generator>LibreOffice/6.4.7.2$Linux_X86_64 LibreOffice_project/40$Build-2</meta:generator>
    <meta:document-statistic meta:table-count="7" meta:cell-count="226" meta:object-count="0"/>
  </office:meta>
</office:document-meta>
</file>